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K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number-columns-repeated="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Z</text:p>
          </table:table-cell>
          <table:table-cell/>
        </table:table-row>
      </table:table>
      <table:table table:name="L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number-columns-repeated="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</table:table>
      <table:table table:name="M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number-columns-repeated="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</table:table>
      <table:table table:name="N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Z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5:36:36.098137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5:07:11.913377983</meta:creation-date>
    <meta:generator>LibreOffice/7.0.4.2$Linux_X86_64 LibreOffice_project/00$Build-2</meta:generator>
    <dc:date>2022-05-31T15:55:31.529564935</dc:date>
    <meta:editing-duration>PT30M53S</meta:editing-duration>
    <meta:editing-cycles>7</meta:editing-cycles>
    <meta:document-statistic meta:table-count="4" meta:cell-count="128" meta:object-count="0"/>
  </office:meta>
</office:document-meta>
</file>